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7%" fo:text-indent="0cm" style:auto-text-indent="fals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аленькой елочке</text:p>
      <text:p text:style-name="P1">Холодно зимой.</text:p>
      <text:p text:style-name="P1">Из лесу елочку</text:p>
      <text:p text:style-name="P1">Взяли мы домой.</text:p>
      <text:p text:style-name="P1">Из лесу елочку</text:p>
      <text:p text:style-name="P1">Взяли мы домой.</text:p>
      <text:p text:style-name="P1"/>
      <text:p text:style-name="P1">Сколько на елочке</text:p>
      <text:p text:style-name="P1">Шариков цветных,</text:p>
      <text:p text:style-name="P1">Розовых пряников,</text:p>
      <text:p text:style-name="P1">Шишек золотых!</text:p>
      <text:p text:style-name="P1">Розовых пряников,</text:p>
      <text:p text:style-name="P1">Шишек золотых!</text:p>
      <text:p text:style-name="P1"/>
      <text:p text:style-name="P1">Ветку нарядную</text:p>
      <text:p text:style-name="P1">Ниже опусти,</text:p>
      <text:p text:style-name="P1">Нас, шоколадною</text:p>
      <text:p text:style-name="P1">Рыбкой угости!</text:p>
      <text:p text:style-name="P1">Нас, шоколадною</text:p>
      <text:p text:style-name="P1">Рыбкой угости!</text:p>
      <text:p text:style-name="P1"/>
      <text:p text:style-name="P1">Встанем под елочкой</text:p>
      <text:p text:style-name="P1">В дружный хоровод,</text:p>
      <text:p text:style-name="P1">Весело, весело</text:p>
      <text:p text:style-name="P1">Встретим Новый год!</text:p>
      <text:p text:style-name="P1">Весело, весело</text:p>
      <text:p text:style-name="P1">Встретим Новый год!</text:p>
      <text:p text:style-name="P1"/>
      <text:p text:style-name="P1">---------------------------</text:p>
      <text:p text:style-name="P1"/>
      <text:p text:style-name="P1">Поют так:</text:p>
      <text:p text:style-name="P1">Маленькой елочке</text:p>
      <text:p text:style-name="P1">Холодно зимой.</text:p>
      <text:p text:style-name="P1">Из лесу елочку</text:p>
      <text:p text:style-name="P1">Взяли мы домой.</text:p>
      <text:p text:style-name="P1">Из лесу елочку</text:p>
      <text:p text:style-name="P1">Взяли мы домой.</text:p>
      <text:p text:style-name="P1"/>
      <text:p text:style-name="P1">Сколько на елочке</text:p>
      <text:p text:style-name="P1">Шариков цветных,</text:p>
      <text:p text:style-name="P1">Розовых пряников,</text:p>
      <text:p text:style-name="P1">Шишек золотых!</text:p>
      <text:p text:style-name="P1">Розовых пряников,</text:p>
      <text:p text:style-name="P1">Шишек золотых!</text:p>
      <text:p text:style-name="P1"/>
      <text:p text:style-name="P1">Бусы повесили,</text:p>
      <text:p text:style-name="P1">Встали в хоровод,</text:p>
      <text:p text:style-name="P1">Весело, весело</text:p>
      <text:p text:style-name="P1">Встретим Новый год!</text:p>
      <text:p text:style-name="P1"><text:soft-page-break/>Весело, весело</text:p>
      <text:p text:style-name="P1">Встретим Новый год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9T13:24:22.067000000</dc:date>
    <meta:editing-duration>PT51S</meta:editing-duration>
    <meta:editing-cycles>1</meta:editing-cycles>
    <meta:document-statistic meta:table-count="0" meta:image-count="0" meta:object-count="0" meta:page-count="2" meta:paragraph-count="44" meta:word-count="104" meta:character-count="686" meta:non-whitespace-character-count="626"/>
    <meta:generator>LibreOffice/7.4.3.2$Windows_X86_64 LibreOffice_project/1048a8393ae2eeec98dff31b5c133c5f1d08b890</meta:generator>
  </office:meta>
</office:document-meta>
</file>